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
      <style:paragraph-properties style:text-autospace="none"/>
      <style:text-properties fo:font-size="12pt" fo:language="en" fo:country="US"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12 or earlier</text:p>
      <text:p text:style-name="P1"/>
      <text:p text:style-name="P1">Have I so easily forgotten how to write? or have I really run out of things to say? or is it an even more difficult answer?—that the whole task of writing (underscored by the task(s) of understanding enough about the world in order that I might have some real ideas about what we should be doing with it) is too daunting?—that I'm afraid not only of failure, but of success, as there is no permanence in success. </text:p>
      <text:p text:style-name="P1"/>
      <text:p text:style-name="P1">Rather, a good idea comes along now and again, only to later be quashed by another. For ideas grow tired with time. They must rest fora a while and then resurface. And while this fact gives a writer purpose in rewriting even the oldest ideas, it thwarts him in permanence—permanence being the superlative cause.</text:p>
      <text:p text:style-name="P1"/>
      <text:p text:style-name="P1">—</text:p>
      <text:p text:style-name="P1"/>
      <text:p text:style-name="P1">2012 or earlier</text:p>
      <text:p text:style-name="P1"/>
      <text:p text:style-name="P1">I saw a glove in the black winter thaw, beneath a tree, and in the leaves I thought it was a bird, the fingers feather, all of a sudden flat dead on its side. When I looked again I was not happy or sad, only struck that a black wet hand had seemed to at rest and ready—</text:p>
      <text:p text:style-name="P1"/>
      <text:p text:style-name="P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7S</meta:editing-duration>
    <meta:editing-cycles>3</meta:editing-cycles>
    <meta:generator>OpenOffice/4.1.7$Win32 OpenOffice.org_project/417m1$Build-9800</meta:generator>
    <dc:date>2024-08-06T11:39:59.77</dc:date>
    <meta:document-statistic meta:table-count="0" meta:image-count="0" meta:object-count="0" meta:page-count="1" meta:paragraph-count="7" meta:word-count="197" meta:character-count="1025"/>
    <dc:creator>Lyndsy Showers</dc:creator>
    <meta:user-defined meta:name="Info 1"/>
    <meta:user-defined meta:name="Info 2"/>
    <meta:user-defined meta:name="Info 3"/>
    <meta:user-defined meta:name="Info 4"/>
  </office:meta>
</office:document-meta>
</file>